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335in"/>
    </style:style>
    <style:style style:name="co3" style:family="table-column">
      <style:table-column-properties fo:break-before="auto" style:column-width="1.8437in"/>
    </style:style>
    <style:style style:name="co4" style:family="table-column">
      <style:table-column-properties fo:break-before="auto" style:column-width="1.7791in"/>
    </style:style>
    <style:style style:name="co5" style:family="table-column">
      <style:table-column-properties fo:break-before="auto" style:column-width="2.4118in"/>
    </style:style>
    <style:style style:name="co6" style:family="table-column">
      <style:table-column-properties fo:break-before="auto" style:column-width="1.8866in"/>
    </style:style>
    <style:style style:name="co7" style:family="table-column">
      <style:table-column-properties fo:break-before="auto" style:column-width="2.0366in"/>
    </style:style>
    <style:style style:name="co8" style:family="table-column">
      <style:table-column-properties fo:break-before="auto" style:column-width="1.5756in"/>
    </style:style>
    <style:style style:name="co9" style:family="table-column">
      <style:table-column-properties fo:break-before="auto" style:column-width="3.152in"/>
    </style:style>
    <style:style style:name="co10" style:family="table-column">
      <style:table-column-properties fo:break-before="auto" style:column-width="2.0256in"/>
    </style:style>
    <style:style style:name="co11" style:family="table-column">
      <style:table-column-properties fo:break-before="auto" style:column-width="1.8972in"/>
    </style:style>
    <style:style style:name="co12" style:family="table-column">
      <style:table-column-properties fo:break-before="auto" style:column-width="1.7472in"/>
    </style:style>
    <style:style style:name="co13" style:family="table-column">
      <style:table-column-properties fo:break-before="auto" style:column-width="2.8626in"/>
    </style:style>
    <style:style style:name="co14" style:family="table-column">
      <style:table-column-properties fo:break-before="auto" style:column-width="2.3366in"/>
    </style:style>
    <style:style style:name="co15" style:family="table-column">
      <style:table-column-properties fo:break-before="auto" style:column-width="0.861in"/>
    </style:style>
    <style:style style:name="co16" style:family="table-column">
      <style:table-column-properties fo:break-before="auto" style:column-width="1.3508in"/>
    </style:style>
    <style:style style:name="co17" style:family="table-column">
      <style:table-column-properties fo:break-before="auto" style:column-width="1.8575in"/>
    </style:style>
    <style:style style:name="co18" style:family="table-column">
      <style:table-column-properties fo:break-before="auto" style:column-width="1.6291in"/>
    </style:style>
    <style:style style:name="co19" style:family="table-column">
      <style:table-column-properties fo:break-before="auto" style:column-width="1.5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81"/>
    <style:style style:name="ce3" style:family="table-cell" style:parent-style-name="Default" style:data-style-name="N125"/>
    <style:style style:name="ce2" style:family="table-cell" style:parent-style-name="Default" style:data-style-name="N2"/>
    <style:style style:name="ce8" style:family="table-cell" style:parent-style-name="Default" style:data-style-name="N122"/>
    <style:style style:name="ce9" style:family="table-cell" style:parent-style-name="Default" style:data-style-name="N124"/>
    <style:style style:name="ce11" style:family="table-cell" style:parent-style-name="Default" style:data-style-name="N10124"/>
  </office:automatic-styles>
  <office:body>
    <office:spreadsheet>
      <table:calculation-settings table:automatic-find-labels="false" table:use-regular-expressions="false" table:use-wildcards="true"/>
      <table:table table:name="Ganache - C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Ganache, Compile time</text:p>
          </table:table-cell>
          <table:table-cell table:style-name="ce1" table:number-columns-repeated="4"/>
          <table:table-cell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Total Gas Used Wei</text:p>
          </table:table-cell>
          <table:table-cell table:style-name="ce1" office:value-type="string" calcext:value-type="string">
            <text:p>Total Execution Time sec</text:p>
          </table:table-cell>
          <table:table-cell table:style-name="ce1" office:value-type="string" calcext:value-type="string">
            <text:p>Total Cost ETH</text:p>
          </table:table-cell>
          <table:table-cell table:style-name="ce1" office:value-type="string" calcext:value-type="string">
            <text:p>Total Cost EUR</text:p>
          </table:table-cell>
          <table:table-cell table:style-name="ce1" office:value-type="string" calcext:value-type="string">
            <text:p>Total Cost ETH computed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391207" calcext:value-type="float">
            <text:p>7391207</text:p>
          </table:table-cell>
          <table:table-cell office:value-type="float" office:value="19.636" calcext:value-type="float">
            <text:p>19.636</text:p>
          </table:table-cell>
          <table:table-cell office:value-type="float" office:value="0.147824" calcext:value-type="float">
            <text:p>0.147824</text:p>
          </table:table-cell>
          <table:table-cell table:formula="of:=[.E4]*[$Summary.$B$12]" office:value-type="float" office:value="167.47572256" calcext:value-type="float">
            <text:p>167.47572256</text:p>
          </table:table-cell>
          <table:table-cell table:formula="of:=([.C4]*[.$C$13])/[$Summary.$C$12]" office:value-type="float" office:value="0.00014782414" calcext:value-type="float">
            <text:p>0.0001478241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391195" calcext:value-type="float">
            <text:p>7391195</text:p>
          </table:table-cell>
          <table:table-cell office:value-type="float" office:value="16.879" calcext:value-type="float">
            <text:p>16.879</text:p>
          </table:table-cell>
          <table:table-cell office:value-type="float" office:value="0.147824" calcext:value-type="float">
            <text:p>0.147824</text:p>
          </table:table-cell>
          <table:table-cell table:formula="of:=[.E5]*[$Summary.$B$12]" office:value-type="float" office:value="167.47572256" calcext:value-type="float">
            <text:p>167.47572256</text:p>
          </table:table-cell>
          <table:table-cell table:formula="of:=([.C5]*[.$C$13])/[$Summary.$C$12]" office:value-type="float" office:value="0.0001478239" calcext:value-type="float">
            <text:p>0.000147823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391207" calcext:value-type="float">
            <text:p>7391207</text:p>
          </table:table-cell>
          <table:table-cell office:value-type="float" office:value="15.839" calcext:value-type="float">
            <text:p>15.839</text:p>
          </table:table-cell>
          <table:table-cell office:value-type="float" office:value="0.147824" calcext:value-type="float">
            <text:p>0.147824</text:p>
          </table:table-cell>
          <table:table-cell table:formula="of:=[.E6]*[$Summary.$B$12]" office:value-type="float" office:value="167.47572256" calcext:value-type="float">
            <text:p>167.47572256</text:p>
          </table:table-cell>
          <table:table-cell table:formula="of:=([.C6]*[.$C$13])/[$Summary.$C$12]" office:value-type="float" office:value="0.00014782414" calcext:value-type="float">
            <text:p>0.0001478241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391195" calcext:value-type="float">
            <text:p>7391195</text:p>
          </table:table-cell>
          <table:table-cell office:value-type="float" office:value="16.518" calcext:value-type="float">
            <text:p>16.518</text:p>
          </table:table-cell>
          <table:table-cell office:value-type="float" office:value="0.147824" calcext:value-type="float">
            <text:p>0.147824</text:p>
          </table:table-cell>
          <table:table-cell table:formula="of:=[.E7]*[$Summary.$B$12]" office:value-type="float" office:value="167.47572256" calcext:value-type="float">
            <text:p>167.47572256</text:p>
          </table:table-cell>
          <table:table-cell table:formula="of:=([.C7]*[.$C$13])/[$Summary.$C$12]" office:value-type="float" office:value="0.0001478239" calcext:value-type="float">
            <text:p>0.000147823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391207" calcext:value-type="float">
            <text:p>7391207</text:p>
          </table:table-cell>
          <table:table-cell office:value-type="float" office:value="18.339" calcext:value-type="float">
            <text:p>18.339</text:p>
          </table:table-cell>
          <table:table-cell office:value-type="float" office:value="0.147824" calcext:value-type="float">
            <text:p>0.147824</text:p>
          </table:table-cell>
          <table:table-cell table:formula="of:=[.E8]*[$Summary.$B$12]" office:value-type="float" office:value="167.47572256" calcext:value-type="float">
            <text:p>167.47572256</text:p>
          </table:table-cell>
          <table:table-cell table:formula="of:=([.C8]*[.$C$13])/[$Summary.$C$12]" office:value-type="float" office:value="0.00014782414" calcext:value-type="float">
            <text:p>0.00014782414</text:p>
          </table:table-cell>
        </table:table-row>
        <table:table-row table:style-name="ro1">
          <table:table-cell table:number-columns-repeated="2"/>
          <table:table-cell table:formula="of:=AVERAGE([.C4:.C8])" office:value-type="float" office:value="7391202.2" calcext:value-type="float">
            <text:p>7391202.2</text:p>
          </table:table-cell>
          <table:table-cell table:formula="of:=AVERAGE([.D4:.D8])" office:value-type="float" office:value="17.4422" calcext:value-type="float">
            <text:p>17.4422</text:p>
          </table:table-cell>
          <table:table-cell table:formula="of:=AVERAGE([.E4:.E8])" office:value-type="float" office:value="0.147824" calcext:value-type="float">
            <text:p>0.147824</text:p>
          </table:table-cell>
          <table:table-cell table:formula="of:=AVERAGE([.F4:.F8])" office:value-type="float" office:value="167.47572256" calcext:value-type="float">
            <text:p>167.47572256</text:p>
          </table:table-cell>
          <table:table-cell table:formula="of:=([.C9]*[.$C$13])/[$Summary.$C$12]" office:value-type="float" office:value="0.000147824044" calcext:value-type="float">
            <text:p>0.000147824044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Gas 2 wei</text:p>
          </table:table-cell>
          <table:table-cell table:style-name="ce5" office:value-type="float" office:value="20000000" calcext:value-type="float">
            <text:p>2.00E+07</text:p>
          </table:table-cell>
          <table:table-cell table:number-columns-repeated="4"/>
        </table:table-row>
      </table:table>
      <table:table table:name="Ganache - RT" table:style-name="ta1">
        <table:table-column table:style-name="co1" table:number-columns-repeated="2" table:default-cell-style-name="Default"/>
        <table:table-column table:style-name="co6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Ganache, Run Tim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Total Gas Used Wei</text:p>
          </table:table-cell>
          <table:table-cell table:style-name="ce1" office:value-type="string" calcext:value-type="string">
            <text:p>Total Execution Time sec</text:p>
          </table:table-cell>
          <table:table-cell table:style-name="ce1" office:value-type="string" calcext:value-type="string">
            <text:p>Total Cost ETH</text:p>
          </table:table-cell>
          <table:table-cell table:style-name="ce1" office:value-type="string" calcext:value-type="string">
            <text:p>Total Cost EUR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5946.434783" calcext:value-type="float">
            <text:p>205946.434783</text:p>
          </table:table-cell>
          <table:table-cell office:value-type="float" office:value="6.249174" calcext:value-type="float">
            <text:p>6.249174</text:p>
          </table:table-cell>
          <table:table-cell office:value-type="float" office:value="0.004119" calcext:value-type="float">
            <text:p>0.004119</text:p>
          </table:table-cell>
          <table:table-cell table:formula="of:=[.E4]*[$Summary.$B$12]" office:value-type="float" office:value="4.66657986" calcext:value-type="float">
            <text:p>4.6665798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6217.565217" calcext:value-type="float">
            <text:p>206217.565217</text:p>
          </table:table-cell>
          <table:table-cell office:value-type="float" office:value="5.729696" calcext:value-type="float">
            <text:p>5.729696</text:p>
          </table:table-cell>
          <table:table-cell office:value-type="float" office:value="0.004124" calcext:value-type="float">
            <text:p>0.004124</text:p>
          </table:table-cell>
          <table:table-cell table:formula="of:=[.E5]*[$Summary.$B$12]" office:value-type="float" office:value="4.67224456" calcext:value-type="float">
            <text:p>4.6722445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06217.565217" calcext:value-type="float">
            <text:p>206217.565217</text:p>
          </table:table-cell>
          <table:table-cell office:value-type="float" office:value="5.254391" calcext:value-type="float">
            <text:p>5.254391</text:p>
          </table:table-cell>
          <table:table-cell office:value-type="float" office:value="0.004124" calcext:value-type="float">
            <text:p>0.004124</text:p>
          </table:table-cell>
          <table:table-cell table:formula="of:=[.E6]*[$Summary.$B$12]" office:value-type="float" office:value="4.67224456" calcext:value-type="float">
            <text:p>4.6722445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06217.565217" calcext:value-type="float">
            <text:p>206217.565217</text:p>
          </table:table-cell>
          <table:table-cell office:value-type="float" office:value="5.634261" calcext:value-type="float">
            <text:p>5.634261</text:p>
          </table:table-cell>
          <table:table-cell office:value-type="float" office:value="0.004124" calcext:value-type="float">
            <text:p>0.004124</text:p>
          </table:table-cell>
          <table:table-cell table:formula="of:=[.E7]*[$Summary.$B$12]" office:value-type="float" office:value="4.67224456" calcext:value-type="float">
            <text:p>4.6722445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06217.565217" calcext:value-type="float">
            <text:p>206217.565217</text:p>
          </table:table-cell>
          <table:table-cell office:value-type="float" office:value="5.638739" calcext:value-type="float">
            <text:p>5.638739</text:p>
          </table:table-cell>
          <table:table-cell office:value-type="float" office:value="0.004124" calcext:value-type="float">
            <text:p>0.004124</text:p>
          </table:table-cell>
          <table:table-cell table:formula="of:=[.E8]*[$Summary.$B$12]" office:value-type="float" office:value="4.67224456" calcext:value-type="float">
            <text:p>4.67224456</text:p>
          </table:table-cell>
        </table:table-row>
        <table:table-row table:style-name="ro1">
          <table:table-cell table:number-columns-repeated="2"/>
          <table:table-cell table:formula="of:=AVERAGE([.C4:.C8])" office:value-type="float" office:value="206163.3391302" calcext:value-type="float">
            <text:p>206163.3391302</text:p>
          </table:table-cell>
          <table:table-cell table:formula="of:=AVERAGE([.D4:.D8])" office:value-type="float" office:value="5.7012522" calcext:value-type="float">
            <text:p>5.7012522</text:p>
          </table:table-cell>
          <table:table-cell table:formula="of:=AVERAGE([.E4:.E8])" office:value-type="float" office:value="0.004123" calcext:value-type="float">
            <text:p>0.004123</text:p>
          </table:table-cell>
          <table:table-cell table:formula="of:=AVERAGE([.F4:.F8])" office:value-type="float" office:value="4.67111162" calcext:value-type="float">
            <text:p>4.67111162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Gas 2 wei</text:p>
          </table:table-cell>
          <table:table-cell table:style-name="ce5" office:value-type="float" office:value="20000000" calcext:value-type="float">
            <text:p>2.00E+07</text:p>
          </table:table-cell>
          <table:table-cell table:number-columns-repeated="3"/>
        </table:table-row>
      </table:table>
      <table:table table:name="Sepolia - CT" table:style-name="ta1"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Sepolia, Compile tim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>
            <text:p>Total Gas Used</text:p>
          </table:table-cell>
          <table:table-cell table:style-name="ce1" office:value-type="string" calcext:value-type="string">
            <text:p>Total Execution Time sec</text:p>
          </table:table-cell>
          <table:table-cell table:style-name="ce1" office:value-type="string" calcext:value-type="string">
            <text:p>Total Cost ETH</text:p>
          </table:table-cell>
          <table:table-cell table:style-name="ce1" office:value-type="string" calcext:value-type="string">
            <text:p>Total Cost EUR</text:p>
          </table:table-cell>
          <table:table-cell table:style-name="ce1" office:value-type="string" calcext:value-type="string">
            <text:p>Total Cost ETH computed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486907" calcext:value-type="float">
            <text:p>7486907</text:p>
          </table:table-cell>
          <table:table-cell office:value-type="float" office:value="39.847" calcext:value-type="float">
            <text:p>39.847</text:p>
          </table:table-cell>
          <table:table-cell office:value-type="float" office:value="0.01123" calcext:value-type="float">
            <text:p>0.01123</text:p>
          </table:table-cell>
          <table:table-cell table:formula="of:=[.E4]*[$Summary.$B$12]" office:value-type="float" office:value="12.7229162" calcext:value-type="float">
            <text:p>12.7229162</text:p>
          </table:table-cell>
          <table:table-cell table:formula="of:=([.C4]*[.$C$13])/[$Summary.$C$12]" office:value-type="float" office:value="0.000014973814" calcext:value-type="float">
            <text:p>0.00001497381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486907" calcext:value-type="float">
            <text:p>7486907</text:p>
          </table:table-cell>
          <table:table-cell office:value-type="float" office:value="23.612" calcext:value-type="float">
            <text:p>23.612</text:p>
          </table:table-cell>
          <table:table-cell office:value-type="float" office:value="0.01123" calcext:value-type="float">
            <text:p>0.01123</text:p>
          </table:table-cell>
          <table:table-cell table:formula="of:=[.E5]*[$Summary.$B$12]" office:value-type="float" office:value="12.7229162" calcext:value-type="float">
            <text:p>12.7229162</text:p>
          </table:table-cell>
          <table:table-cell table:formula="of:=([.C5]*[.$C$13])/[$Summary.$C$12]" office:value-type="float" office:value="0.000014973814" calcext:value-type="float">
            <text:p>0.00001497381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486907" calcext:value-type="float">
            <text:p>7486907</text:p>
          </table:table-cell>
          <table:table-cell office:value-type="float" office:value="27.176" calcext:value-type="float">
            <text:p>27.176</text:p>
          </table:table-cell>
          <table:table-cell office:value-type="float" office:value="0.01123" calcext:value-type="float">
            <text:p>0.01123</text:p>
          </table:table-cell>
          <table:table-cell table:formula="of:=[.E6]*[$Summary.$B$12]" office:value-type="float" office:value="12.7229162" calcext:value-type="float">
            <text:p>12.7229162</text:p>
          </table:table-cell>
          <table:table-cell table:formula="of:=([.C6]*[.$C$13])/[$Summary.$C$12]" office:value-type="float" office:value="0.000014973814" calcext:value-type="float">
            <text:p>0.00001497381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486907" calcext:value-type="float">
            <text:p>7486907</text:p>
          </table:table-cell>
          <table:table-cell office:value-type="float" office:value="29.542" calcext:value-type="float">
            <text:p>29.542</text:p>
          </table:table-cell>
          <table:table-cell office:value-type="float" office:value="0.01123" calcext:value-type="float">
            <text:p>0.01123</text:p>
          </table:table-cell>
          <table:table-cell table:formula="of:=[.E7]*[$Summary.$B$12]" office:value-type="float" office:value="12.7229162" calcext:value-type="float">
            <text:p>12.7229162</text:p>
          </table:table-cell>
          <table:table-cell table:formula="of:=([.C7]*[.$C$13])/[$Summary.$C$12]" office:value-type="float" office:value="0.000014973814" calcext:value-type="float">
            <text:p>0.00001497381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486895" calcext:value-type="float">
            <text:p>7486895</text:p>
          </table:table-cell>
          <table:table-cell office:value-type="float" office:value="37.155" calcext:value-type="float">
            <text:p>37.155</text:p>
          </table:table-cell>
          <table:table-cell office:value-type="float" office:value="0.01123" calcext:value-type="float">
            <text:p>0.01123</text:p>
          </table:table-cell>
          <table:table-cell table:formula="of:=[.E8]*[$Summary.$B$12]" office:value-type="float" office:value="12.7229162" calcext:value-type="float">
            <text:p>12.7229162</text:p>
          </table:table-cell>
          <table:table-cell table:formula="of:=([.C8]*[.$C$13])/[$Summary.$C$12]" office:value-type="float" office:value="0.00001497379" calcext:value-type="float">
            <text:p>0.00001497379</text:p>
          </table:table-cell>
        </table:table-row>
        <table:table-row table:style-name="ro1">
          <table:table-cell table:number-columns-repeated="2"/>
          <table:table-cell table:formula="of:=AVERAGE([.C4:.C8])" office:value-type="float" office:value="7486904.6" calcext:value-type="float">
            <text:p>7486904.6</text:p>
          </table:table-cell>
          <table:table-cell table:formula="of:=AVERAGE([.D4:.D8])" office:value-type="float" office:value="31.4664" calcext:value-type="float">
            <text:p>31.4664</text:p>
          </table:table-cell>
          <table:table-cell table:formula="of:=AVERAGE([.E4:.E8])" office:value-type="float" office:value="0.01123" calcext:value-type="float">
            <text:p>0.01123</text:p>
          </table:table-cell>
          <table:table-cell table:formula="of:=AVERAGE([.F4:.F8])" office:value-type="float" office:value="12.7229162" calcext:value-type="float">
            <text:p>12.7229162</text:p>
          </table:table-cell>
          <table:table-cell table:formula="of:=([.C9]*[.$C$13])/[$Summary.$C$12]" office:value-type="float" office:value="0.0000149738092" calcext:value-type="float">
            <text:p>0.0000149738092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Gas 2 wei</text:p>
          </table:table-cell>
          <table:table-cell table:style-name="ce5" office:value-type="float" office:value="2000000" calcext:value-type="float">
            <text:p>2.00E+06</text:p>
          </table:table-cell>
          <table:table-cell table:number-columns-repeated="4"/>
        </table:table-row>
      </table:table>
      <table:table table:name="Sepolia - RT" table:style-name="ta1">
        <table:table-column table:style-name="co1" table:number-columns-repeated="2" table:default-cell-style-name="Default"/>
        <table:table-column table:style-name="co11" table:number-columns-repeated="4" table:default-cell-style-name="Default"/>
        <table:table-column table:style-name="co12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Sepolia, Runtim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>
            <text:p>Total Gas Used Wei</text:p>
          </table:table-cell>
          <table:table-cell table:style-name="ce1" office:value-type="string" calcext:value-type="string">
            <text:p>Total Execution Time sec</text:p>
          </table:table-cell>
          <table:table-cell table:style-name="ce1" office:value-type="string" calcext:value-type="string">
            <text:p>Total Cost ETH</text:p>
          </table:table-cell>
          <table:table-cell table:style-name="ce1" office:value-type="string" calcext:value-type="string">
            <text:p>Total Cost EUR</text:p>
          </table:table-cell>
          <table:table-cell table:style-name="ce1" office:value-type="string" calcext:value-type="string">
            <text:p>Total Cost ETH computed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66518.73913" calcext:value-type="float">
            <text:p>166518.73913</text:p>
          </table:table-cell>
          <table:table-cell office:value-type="float" office:value="17.897565" calcext:value-type="float">
            <text:p>17.897565</text:p>
          </table:table-cell>
          <table:table-cell office:value-type="float" office:value="0.00025" calcext:value-type="float">
            <text:p>0.00025</text:p>
          </table:table-cell>
          <table:table-cell table:formula="of:=[.E4]*[$Summary.$B$12]" office:value-type="float" office:value="0.283235" calcext:value-type="float">
            <text:p>0.283235</text:p>
          </table:table-cell>
          <table:table-cell table:formula="of:=([.C4]*[.$C$13])/[$Summary.$C$12]" office:value-type="float" office:value="0.00000033303747826" calcext:value-type="float">
            <text:p>3.3303747826E-0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66518.73913" calcext:value-type="float">
            <text:p>166518.73913</text:p>
          </table:table-cell>
          <table:table-cell office:value-type="float" office:value="16.295" calcext:value-type="float">
            <text:p>16.295</text:p>
          </table:table-cell>
          <table:table-cell office:value-type="float" office:value="0.00025" calcext:value-type="float">
            <text:p>0.00025</text:p>
          </table:table-cell>
          <table:table-cell table:formula="of:=[.E5]*[$Summary.$B$12]" office:value-type="float" office:value="0.283235" calcext:value-type="float">
            <text:p>0.283235</text:p>
          </table:table-cell>
          <table:table-cell table:formula="of:=([.C5]*[.$C$13])/[$Summary.$C$12]" office:value-type="float" office:value="0.00000033303747826" calcext:value-type="float">
            <text:p>3.3303747826E-0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66518.73913" calcext:value-type="float">
            <text:p>166518.73913</text:p>
          </table:table-cell>
          <table:table-cell office:value-type="float" office:value="11.055609" calcext:value-type="float">
            <text:p>11.055609</text:p>
          </table:table-cell>
          <table:table-cell office:value-type="float" office:value="0.00025" calcext:value-type="float">
            <text:p>0.00025</text:p>
          </table:table-cell>
          <table:table-cell table:formula="of:=[.E6]*[$Summary.$B$12]" office:value-type="float" office:value="0.283235" calcext:value-type="float">
            <text:p>0.283235</text:p>
          </table:table-cell>
          <table:table-cell table:formula="of:=([.C6]*[.$C$13])/[$Summary.$C$12]" office:value-type="float" office:value="0.00000033303747826" calcext:value-type="float">
            <text:p>3.3303747826E-0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66518.73913" calcext:value-type="float">
            <text:p>166518.73913</text:p>
          </table:table-cell>
          <table:table-cell office:value-type="float" office:value="15.103" calcext:value-type="float">
            <text:p>15.103</text:p>
          </table:table-cell>
          <table:table-cell office:value-type="float" office:value="0.00025" calcext:value-type="float">
            <text:p>0.00025</text:p>
          </table:table-cell>
          <table:table-cell table:formula="of:=[.E7]*[$Summary.$B$12]" office:value-type="float" office:value="0.283235" calcext:value-type="float">
            <text:p>0.283235</text:p>
          </table:table-cell>
          <table:table-cell table:formula="of:=([.C7]*[.$C$13])/[$Summary.$C$12]" office:value-type="float" office:value="0.00000033303747826" calcext:value-type="float">
            <text:p>3.3303747826E-0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66518.73913" calcext:value-type="float">
            <text:p>166518.73913</text:p>
          </table:table-cell>
          <table:table-cell office:value-type="float" office:value="12.948565" calcext:value-type="float">
            <text:p>12.948565</text:p>
          </table:table-cell>
          <table:table-cell office:value-type="float" office:value="0.00025" calcext:value-type="float">
            <text:p>0.00025</text:p>
          </table:table-cell>
          <table:table-cell table:formula="of:=[.E8]*[$Summary.$B$12]" office:value-type="float" office:value="0.283235" calcext:value-type="float">
            <text:p>0.283235</text:p>
          </table:table-cell>
          <table:table-cell table:formula="of:=([.C8]*[.$C$13])/[$Summary.$C$12]" office:value-type="float" office:value="0.00000033303747826" calcext:value-type="float">
            <text:p>3.3303747826E-07</text:p>
          </table:table-cell>
        </table:table-row>
        <table:table-row table:style-name="ro1">
          <table:table-cell table:number-columns-repeated="2"/>
          <table:table-cell table:formula="of:=AVERAGE([.C4:.C8])" office:value-type="float" office:value="166518.73913" calcext:value-type="float">
            <text:p>166518.73913</text:p>
          </table:table-cell>
          <table:table-cell table:formula="of:=AVERAGE([.D4:.D8])" office:value-type="float" office:value="14.6599478" calcext:value-type="float">
            <text:p>14.6599478</text:p>
          </table:table-cell>
          <table:table-cell table:formula="of:=AVERAGE([.E4:.E8])" office:value-type="float" office:value="0.00025" calcext:value-type="float">
            <text:p>0.00025</text:p>
          </table:table-cell>
          <table:table-cell table:formula="of:=AVERAGE([.F4:.F8])" office:value-type="float" office:value="0.283235" calcext:value-type="float">
            <text:p>0.283235</text:p>
          </table:table-cell>
          <table:table-cell table:formula="of:=([.C9]*[.$C$13])/[$Summary.$C$12]" office:value-type="float" office:value="0.00000033303747826" calcext:value-type="float">
            <text:p>3.3303747826E-07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Gas 2 wei</text:p>
          </table:table-cell>
          <table:table-cell table:style-name="ce5" office:value-type="float" office:value="2000000" calcext:value-type="float">
            <text:p>2.00E+06</text:p>
          </table:table-cell>
          <table:table-cell table:number-columns-repeated="4"/>
        </table:table-row>
      </table:table>
      <table:table table:name="Goerli - C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3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Goerli, Compile time</text:p>
          </table:table-cell>
          <table:table-cell table:style-name="ce1" table:number-columns-repeated="4"/>
          <table:table-cell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Total Gas Used Wei</text:p>
          </table:table-cell>
          <table:table-cell table:style-name="ce1" office:value-type="string" calcext:value-type="string">
            <text:p>Total Execution Time sec</text:p>
          </table:table-cell>
          <table:table-cell table:style-name="ce1" office:value-type="string" calcext:value-type="string">
            <text:p>Total Cost ETH</text:p>
          </table:table-cell>
          <table:table-cell table:style-name="ce1" office:value-type="string" calcext:value-type="string">
            <text:p>Total Cost EUR</text:p>
          </table:table-cell>
          <table:table-cell table:style-name="ce1" office:value-type="string" calcext:value-type="string">
            <text:p>Total Cost ETH computed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486907" calcext:value-type="float">
            <text:p>7486907</text:p>
          </table:table-cell>
          <table:table-cell office:value-type="float" office:value="25.969" calcext:value-type="float">
            <text:p>25.969</text:p>
          </table:table-cell>
          <table:table-cell office:value-type="float" office:value="0.01123" calcext:value-type="float">
            <text:p>0.01123</text:p>
          </table:table-cell>
          <table:table-cell table:formula="of:=[.E4]*[$Summary.$B$12]" office:value-type="float" office:value="12.7229162" calcext:value-type="float">
            <text:p>12.7229162</text:p>
          </table:table-cell>
          <table:table-cell table:formula="of:=([.C4]*[.$C$13])/[$Summary.$C$12]" office:value-type="float" office:value="0.00001040680073" calcext:value-type="float">
            <text:p>0.0000104068007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486895" calcext:value-type="float">
            <text:p>7486895</text:p>
          </table:table-cell>
          <table:table-cell office:value-type="float" office:value="75.688" calcext:value-type="float">
            <text:p>75.688</text:p>
          </table:table-cell>
          <table:table-cell office:value-type="float" office:value="0.01123" calcext:value-type="float">
            <text:p>0.01123</text:p>
          </table:table-cell>
          <table:table-cell table:formula="of:=[.E5]*[$Summary.$B$12]" office:value-type="float" office:value="12.7229162" calcext:value-type="float">
            <text:p>12.7229162</text:p>
          </table:table-cell>
          <table:table-cell table:formula="of:=([.C5]*[.$C$13])/[$Summary.$C$12]" office:value-type="float" office:value="0.00001040678405" calcext:value-type="float">
            <text:p>0.0000104067840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486907" calcext:value-type="float">
            <text:p>7486907</text:p>
          </table:table-cell>
          <table:table-cell office:value-type="float" office:value="15.074" calcext:value-type="float">
            <text:p>15.074</text:p>
          </table:table-cell>
          <table:table-cell office:value-type="float" office:value="0.01123" calcext:value-type="float">
            <text:p>0.01123</text:p>
          </table:table-cell>
          <table:table-cell table:formula="of:=[.E6]*[$Summary.$B$12]" office:value-type="float" office:value="12.7229162" calcext:value-type="float">
            <text:p>12.7229162</text:p>
          </table:table-cell>
          <table:table-cell table:formula="of:=([.C6]*[.$C$13])/[$Summary.$C$12]" office:value-type="float" office:value="0.00001040680073" calcext:value-type="float">
            <text:p>0.0000104068007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486907" calcext:value-type="float">
            <text:p>7486907</text:p>
          </table:table-cell>
          <table:table-cell office:value-type="float" office:value="44.173" calcext:value-type="float">
            <text:p>44.173</text:p>
          </table:table-cell>
          <table:table-cell office:value-type="float" office:value="0.01123" calcext:value-type="float">
            <text:p>0.01123</text:p>
          </table:table-cell>
          <table:table-cell table:formula="of:=[.E7]*[$Summary.$B$12]" office:value-type="float" office:value="12.7229162" calcext:value-type="float">
            <text:p>12.7229162</text:p>
          </table:table-cell>
          <table:table-cell table:formula="of:=([.C7]*[.$C$13])/[$Summary.$C$12]" office:value-type="float" office:value="0.00001040680073" calcext:value-type="float">
            <text:p>0.0000104068007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486895" calcext:value-type="float">
            <text:p>7486895</text:p>
          </table:table-cell>
          <table:table-cell office:value-type="float" office:value="35.667" calcext:value-type="float">
            <text:p>35.667</text:p>
          </table:table-cell>
          <table:table-cell office:value-type="float" office:value="0.01123" calcext:value-type="float">
            <text:p>0.01123</text:p>
          </table:table-cell>
          <table:table-cell table:formula="of:=[.E8]*[$Summary.$B$12]" office:value-type="float" office:value="12.7229162" calcext:value-type="float">
            <text:p>12.7229162</text:p>
          </table:table-cell>
          <table:table-cell table:formula="of:=([.C8]*[.$C$13])/[$Summary.$C$12]" office:value-type="float" office:value="0.00001040678405" calcext:value-type="float">
            <text:p>0.00001040678405</text:p>
          </table:table-cell>
        </table:table-row>
        <table:table-row table:style-name="ro1">
          <table:table-cell table:number-columns-repeated="2"/>
          <table:table-cell table:formula="of:=AVERAGE([.C4:.C8])" office:value-type="float" office:value="7486902.2" calcext:value-type="float">
            <text:p>7486902.2</text:p>
          </table:table-cell>
          <table:table-cell table:formula="of:=AVERAGE([.D4:.D8])" office:value-type="float" office:value="39.3142" calcext:value-type="float">
            <text:p>39.3142</text:p>
          </table:table-cell>
          <table:table-cell table:formula="of:=AVERAGE([.E4:.E8])" office:value-type="float" office:value="0.01123" calcext:value-type="float">
            <text:p>0.01123</text:p>
          </table:table-cell>
          <table:table-cell table:formula="of:=AVERAGE([.F4:.F8])" office:value-type="float" office:value="12.7229162" calcext:value-type="float">
            <text:p>12.7229162</text:p>
          </table:table-cell>
          <table:table-cell table:formula="of:=([.C9]*[.$C$13])/[$Summary.$C$12]" office:value-type="float" office:value="0.000010406794058" calcext:value-type="float">
            <text:p>0.000010406794058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Gas 2 wei</text:p>
          </table:table-cell>
          <table:table-cell table:style-name="ce5" office:value-type="float" office:value="1390000" calcext:value-type="float">
            <text:p>1.39E+06</text:p>
          </table:table-cell>
          <table:table-cell table:number-columns-repeated="4"/>
        </table:table-row>
      </table:table>
      <table:table table:name="Goerli - RT" table:style-name="ta1">
        <table:table-column table:style-name="co1" table:number-columns-repeated="2" table:default-cell-style-name="Default"/>
        <table:table-column table:style-name="co11" table:number-columns-repeated="4" table:default-cell-style-name="Default"/>
        <table:table-column table:style-name="co14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Goerli – Runtim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>
            <text:p>Total Gas Used Wei</text:p>
          </table:table-cell>
          <table:table-cell table:style-name="ce1" office:value-type="string" calcext:value-type="string">
            <text:p>Total Execution Time sec</text:p>
          </table:table-cell>
          <table:table-cell table:style-name="ce1" office:value-type="string" calcext:value-type="string">
            <text:p>Total Cost ETH</text:p>
          </table:table-cell>
          <table:table-cell table:style-name="ce1" office:value-type="string" calcext:value-type="string">
            <text:p>Total Cost EUR</text:p>
          </table:table-cell>
          <table:table-cell table:style-name="ce1" office:value-type="string" calcext:value-type="string">
            <text:p>Total Cost ETH computed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72131.909091" calcext:value-type="float">
            <text:p>172131.909091</text:p>
          </table:table-cell>
          <table:table-cell office:value-type="float" office:value="21.874136" calcext:value-type="float">
            <text:p>21.874136</text:p>
          </table:table-cell>
          <table:table-cell office:value-type="float" office:value="0.000258" calcext:value-type="float">
            <text:p>0.000258</text:p>
          </table:table-cell>
          <table:table-cell table:formula="of:=[.E4]*[$Summary.$B$12]" office:value-type="float" office:value="0.29229852" calcext:value-type="float">
            <text:p>0.29229852</text:p>
          </table:table-cell>
          <table:table-cell table:formula="of:=([.C4]*[.$C$13])/[$Summary.$C$12]" office:value-type="float" office:value="0.00000023926335363649" calcext:value-type="float">
            <text:p>2.3926335363649E-0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72131.909091" calcext:value-type="float">
            <text:p>172131.909091</text:p>
          </table:table-cell>
          <table:table-cell office:value-type="float" office:value="16.519909" calcext:value-type="float">
            <text:p>16.519909</text:p>
          </table:table-cell>
          <table:table-cell office:value-type="float" office:value="0.000258" calcext:value-type="float">
            <text:p>0.000258</text:p>
          </table:table-cell>
          <table:table-cell table:formula="of:=[.E5]*[$Summary.$B$12]" office:value-type="float" office:value="0.29229852" calcext:value-type="float">
            <text:p>0.29229852</text:p>
          </table:table-cell>
          <table:table-cell table:formula="of:=([.C5]*[.$C$13])/[$Summary.$C$12]" office:value-type="float" office:value="0.00000023926335363649" calcext:value-type="float">
            <text:p>2.3926335363649E-0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72192.636364" calcext:value-type="float">
            <text:p>172192.636364</text:p>
          </table:table-cell>
          <table:table-cell office:value-type="float" office:value="19.680227" calcext:value-type="float">
            <text:p>19.680227</text:p>
          </table:table-cell>
          <table:table-cell office:value-type="float" office:value="0.000258" calcext:value-type="float">
            <text:p>0.000258</text:p>
          </table:table-cell>
          <table:table-cell table:formula="of:=[.E6]*[$Summary.$B$12]" office:value-type="float" office:value="0.29229852" calcext:value-type="float">
            <text:p>0.29229852</text:p>
          </table:table-cell>
          <table:table-cell table:formula="of:=([.C6]*[.$C$13])/[$Summary.$C$12]" office:value-type="float" office:value="0.00000023934776454596" calcext:value-type="float">
            <text:p>2.3934776454596E-0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72192.636364" calcext:value-type="float">
            <text:p>172192.636364</text:p>
          </table:table-cell>
          <table:table-cell office:value-type="float" office:value="18.026455" calcext:value-type="float">
            <text:p>18.026455</text:p>
          </table:table-cell>
          <table:table-cell office:value-type="float" office:value="0.000258" calcext:value-type="float">
            <text:p>0.000258</text:p>
          </table:table-cell>
          <table:table-cell table:formula="of:=[.E7]*[$Summary.$B$12]" office:value-type="float" office:value="0.29229852" calcext:value-type="float">
            <text:p>0.29229852</text:p>
          </table:table-cell>
          <table:table-cell table:formula="of:=([.C7]*[.$C$13])/[$Summary.$C$12]" office:value-type="float" office:value="0.00000023934776454596" calcext:value-type="float">
            <text:p>2.3934776454596E-0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72131.909091" calcext:value-type="float">
            <text:p>172131.909091</text:p>
          </table:table-cell>
          <table:table-cell office:value-type="float" office:value="18.665" calcext:value-type="float">
            <text:p>18.665</text:p>
          </table:table-cell>
          <table:table-cell office:value-type="float" office:value="0.000258" calcext:value-type="float">
            <text:p>0.000258</text:p>
          </table:table-cell>
          <table:table-cell table:formula="of:=[.E8]*[$Summary.$B$12]" office:value-type="float" office:value="0.29229852" calcext:value-type="float">
            <text:p>0.29229852</text:p>
          </table:table-cell>
          <table:table-cell table:formula="of:=([.C8]*[.$C$13])/[$Summary.$C$12]" office:value-type="float" office:value="0.00000023926335363649" calcext:value-type="float">
            <text:p>2.3926335363649E-07</text:p>
          </table:table-cell>
        </table:table-row>
        <table:table-row table:style-name="ro1">
          <table:table-cell table:number-columns-repeated="2"/>
          <table:table-cell table:formula="of:=AVERAGE([.C4:.C8])" office:value-type="float" office:value="172156.2000002" calcext:value-type="float">
            <text:p>172156.2000002</text:p>
          </table:table-cell>
          <table:table-cell table:formula="of:=AVERAGE([.D4:.D8])" office:value-type="float" office:value="18.9531454" calcext:value-type="float">
            <text:p>18.9531454</text:p>
          </table:table-cell>
          <table:table-cell table:formula="of:=AVERAGE([.E4:.E8])" office:value-type="float" office:value="0.000258" calcext:value-type="float">
            <text:p>0.000258</text:p>
          </table:table-cell>
          <table:table-cell table:formula="of:=AVERAGE([.F4:.F8])" office:value-type="float" office:value="0.29229852" calcext:value-type="float">
            <text:p>0.29229852</text:p>
          </table:table-cell>
          <table:table-cell table:formula="of:=([.C9]*[.$C$13])/[$Summary.$C$12]" office:value-type="float" office:value="0.00000023929711800028" calcext:value-type="float">
            <text:p>2.39297118000278E-07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Gas 2 wei</text:p>
          </table:table-cell>
          <table:table-cell table:style-name="ce5" office:value-type="float" office:value="1390000" calcext:value-type="float">
            <text:p>1.39E+06</text:p>
          </table:table-cell>
          <table:table-cell table:number-columns-repeated="4"/>
        </table:table-row>
      </table:table>
      <table:table table:name="Summary" table:style-name="ta1">
        <table:table-column table:style-name="co15" table:default-cell-style-name="Default"/>
        <table:table-column table:style-name="co1" table:number-columns-repeated="2" table:default-cell-style-name="Default"/>
        <table:table-column table:style-name="co16" table:default-cell-style-name="ce3"/>
        <table:table-column table:style-name="co17" table:default-cell-style-name="ce2"/>
        <table:table-column table:style-name="co18" table:default-cell-style-name="ce8"/>
        <table:table-column table:style-name="co19" table:default-cell-style-name="Default"/>
        <table:table-row table:style-name="ro1"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style-name="ce1" office:value-type="string" calcext:value-type="string">
            <text:p>Blockchain</text:p>
          </table:table-cell>
          <table:table-cell table:style-name="ce1" office:value-type="string" calcext:value-type="string">
            <text:p>Phase</text:p>
          </table:table-cell>
          <table:table-cell table:style-name="ce1" office:value-type="string" calcext:value-type="string">
            <text:p>Runs</text:p>
          </table:table-cell>
          <table:table-cell table:style-name="ce1" office:value-type="string" calcext:value-type="string">
            <text:p>Avg. Gas Use (wei)</text:p>
          </table:table-cell>
          <table:table-cell table:style-name="ce1" office:value-type="string" calcext:value-type="string">
            <text:p>Avg. Execution Time (sec)</text:p>
          </table:table-cell>
          <table:table-cell table:style-name="ce1" office:value-type="string" calcext:value-type="string">
            <text:p>Avg. Cost (eth)</text:p>
          </table:table-cell>
          <table:table-cell table:style-name="ce1" office:value-type="string" calcext:value-type="string">
            <text:p>Avg. Cost (euro)</text:p>
          </table:table-cell>
        </table:table-row>
        <table:table-row table:style-name="ro1">
          <table:table-cell office:value-type="string" calcext:value-type="string">
            <text:p>Ganache</text:p>
          </table:table-cell>
          <table:table-cell office:value-type="string" calcext:value-type="string">
            <text:p>CT</text:p>
          </table:table-cell>
          <table:table-cell office:value-type="float" office:value="5" calcext:value-type="float">
            <text:p>5</text:p>
          </table:table-cell>
          <table:table-cell table:formula="of:=[$'Ganache - CT'.C$9]" office:value-type="float" office:value="7391202.2" calcext:value-type="float">
            <text:p>7391202.20000</text:p>
          </table:table-cell>
          <table:table-cell table:formula="of:=[$'Ganache - CT'.D$9]" office:value-type="float" office:value="17.4422" calcext:value-type="float">
            <text:p>17.44</text:p>
          </table:table-cell>
          <table:table-cell table:formula="of:=[$'Ganache - CT'.E$9]" office:value-type="float" office:value="0.147824" calcext:value-type="float">
            <text:p>0.147824</text:p>
          </table:table-cell>
          <table:table-cell table:style-name="ce9" table:formula="of:=[$'Ganache - CT'.F$9]" office:value-type="currency" office:currency="EUR" office:value="167.47572256" calcext:value-type="currency">
            <text:p>€ 167.476</text:p>
          </table:table-cell>
        </table:table-row>
        <table:table-row table:style-name="ro1">
          <table:table-cell office:value-type="string" calcext:value-type="string">
            <text:p>Ganache</text:p>
          </table:table-cell>
          <table:table-cell office:value-type="string" calcext:value-type="string">
            <text:p>RT</text:p>
          </table:table-cell>
          <table:table-cell office:value-type="float" office:value="5" calcext:value-type="float">
            <text:p>5</text:p>
          </table:table-cell>
          <table:table-cell table:formula="of:=[$'Ganache - RT'.C$9]" office:value-type="float" office:value="206163.3391302" calcext:value-type="float">
            <text:p>206163.33913</text:p>
          </table:table-cell>
          <table:table-cell table:formula="of:=[$'Ganache - RT'.D$9]" office:value-type="float" office:value="5.7012522" calcext:value-type="float">
            <text:p>5.70</text:p>
          </table:table-cell>
          <table:table-cell table:formula="of:=[$'Ganache - RT'.E$9]" office:value-type="float" office:value="0.004123" calcext:value-type="float">
            <text:p>0.004123</text:p>
          </table:table-cell>
          <table:table-cell table:style-name="ce9" table:formula="of:=[$'Ganache - RT'.F$9]" office:value-type="currency" office:currency="EUR" office:value="4.67111162" calcext:value-type="currency">
            <text:p>€ 4.671</text:p>
          </table:table-cell>
        </table:table-row>
        <table:table-row table:style-name="ro1">
          <table:table-cell office:value-type="string" calcext:value-type="string">
            <text:p>Sepolia</text:p>
          </table:table-cell>
          <table:table-cell office:value-type="string" calcext:value-type="string">
            <text:p>CT</text:p>
          </table:table-cell>
          <table:table-cell office:value-type="float" office:value="5" calcext:value-type="float">
            <text:p>5</text:p>
          </table:table-cell>
          <table:table-cell table:formula="of:=[$'Sepolia - CT'.C$9]" office:value-type="float" office:value="7486904.6" calcext:value-type="float">
            <text:p>7486904.60000</text:p>
          </table:table-cell>
          <table:table-cell table:formula="of:=[$'Sepolia - CT'.D$9]" office:value-type="float" office:value="31.4664" calcext:value-type="float">
            <text:p>31.47</text:p>
          </table:table-cell>
          <table:table-cell table:formula="of:=[$'Sepolia - CT'.E$9]" office:value-type="float" office:value="0.01123" calcext:value-type="float">
            <text:p>0.011230</text:p>
          </table:table-cell>
          <table:table-cell table:style-name="ce9" table:formula="of:=[$'Sepolia - CT'.F$9]" office:value-type="currency" office:currency="EUR" office:value="12.7229162" calcext:value-type="currency">
            <text:p>€ 12.723</text:p>
          </table:table-cell>
        </table:table-row>
        <table:table-row table:style-name="ro1">
          <table:table-cell office:value-type="string" calcext:value-type="string">
            <text:p>Sepolia</text:p>
          </table:table-cell>
          <table:table-cell office:value-type="string" calcext:value-type="string">
            <text:p>RT</text:p>
          </table:table-cell>
          <table:table-cell office:value-type="float" office:value="5" calcext:value-type="float">
            <text:p>5</text:p>
          </table:table-cell>
          <table:table-cell table:formula="of:=[$'Sepolia - RT'.C$9]" office:value-type="float" office:value="166518.73913" calcext:value-type="float">
            <text:p>166518.73913</text:p>
          </table:table-cell>
          <table:table-cell table:formula="of:=[$'Sepolia - RT'.D$9]" office:value-type="float" office:value="14.6599478" calcext:value-type="float">
            <text:p>14.66</text:p>
          </table:table-cell>
          <table:table-cell table:formula="of:=[$'Sepolia - RT'.E$9]" office:value-type="float" office:value="0.00025" calcext:value-type="float">
            <text:p>0.000250</text:p>
          </table:table-cell>
          <table:table-cell table:style-name="ce9" table:formula="of:=[$'Sepolia - RT'.F$9]" office:value-type="currency" office:currency="EUR" office:value="0.283235" calcext:value-type="currency">
            <text:p>€ 0.283</text:p>
          </table:table-cell>
        </table:table-row>
        <table:table-row table:style-name="ro1">
          <table:table-cell office:value-type="string" calcext:value-type="string">
            <text:p>Goerli</text:p>
          </table:table-cell>
          <table:table-cell office:value-type="string" calcext:value-type="string">
            <text:p>CT</text:p>
          </table:table-cell>
          <table:table-cell office:value-type="float" office:value="5" calcext:value-type="float">
            <text:p>5</text:p>
          </table:table-cell>
          <table:table-cell table:formula="of:=[$'Goerli - CT'.C9]" office:value-type="float" office:value="7486902.2" calcext:value-type="float">
            <text:p>7486902.20000</text:p>
          </table:table-cell>
          <table:table-cell table:formula="of:=[$'Goerli - CT'.D9]" office:value-type="float" office:value="39.3142" calcext:value-type="float">
            <text:p>39.31</text:p>
          </table:table-cell>
          <table:table-cell table:formula="of:=[$'Goerli - CT'.E9]" office:value-type="float" office:value="0.01123" calcext:value-type="float">
            <text:p>0.011230</text:p>
          </table:table-cell>
          <table:table-cell table:style-name="ce11" table:formula="of:=[$'Goerli - CT'.F9]" office:value-type="currency" office:currency="EUR" office:value="12.7229162" calcext:value-type="currency">
            <text:p>€ 12.723</text:p>
          </table:table-cell>
        </table:table-row>
        <table:table-row table:style-name="ro1">
          <table:table-cell office:value-type="string" calcext:value-type="string">
            <text:p>Goerli</text:p>
          </table:table-cell>
          <table:table-cell office:value-type="string" calcext:value-type="string">
            <text:p>RT</text:p>
          </table:table-cell>
          <table:table-cell office:value-type="float" office:value="5" calcext:value-type="float">
            <text:p>5</text:p>
          </table:table-cell>
          <table:table-cell table:formula="of:=[$'Goerli - RT'.C9]" office:value-type="float" office:value="172156.2000002" calcext:value-type="float">
            <text:p>172156.20000</text:p>
          </table:table-cell>
          <table:table-cell table:formula="of:=[$'Goerli - RT'.D9]" office:value-type="float" office:value="18.9531454" calcext:value-type="float">
            <text:p>18.95</text:p>
          </table:table-cell>
          <table:table-cell table:formula="of:=[$'Goerli - RT'.E9]" office:value-type="float" office:value="0.000258" calcext:value-type="float">
            <text:p>0.000258</text:p>
          </table:table-cell>
          <table:table-cell table:style-name="ce11" table:formula="of:=[$'Goerli - RT'.F9]" office:value-type="currency" office:currency="EUR" office:value="0.29229852" calcext:value-type="currency">
            <text:p>€ 0.292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style-name="ce1" office:value-type="string" calcext:value-type="string">
            <text:p>ETH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WEI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32.94" calcext:value-type="float">
            <text:p>1132.94</text:p>
          </table:table-cell>
          <table:table-cell table:style-name="ce5" table:formula="of:=10^18" office:value-type="float" office:value="1E+018" calcext:value-type="float">
            <text:p>1.00E+18</text:p>
          </table:table-cell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7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2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27P0"/>
    </number:currency-style>
    <number:number-style style:name="N125">
      <number:number number:decimal-places="5" number:min-decimal-places="5" number:min-integer-digits="1"/>
    </number:number-style>
    <number:currency-style style:name="N124P0" style:volatile="true">
      <number:currency-symbol number:language="it" number:country="IT">€</number:currency-symbol>
      <number:text> </number:text>
      <number:number number:decimal-places="3" number:min-decimal-places="3" number:min-integer-digits="1" number:grouping="true"/>
    </number:currency-style>
    <number:currency-style style:name="N124">
      <style:text-properties fo:color="#ff0000"/>
      <number:text>-</number:text>
      <number:currency-symbol number:language="it" number:country="IT">€</number:currency-symbol>
      <number:text> </number:text>
      <number:number number:decimal-places="3" number:min-decimal-places="3" number:min-integer-digits="1" number:grouping="true"/>
      <style:map style:condition="value()&gt;=0" style:apply-style-name="N124P0"/>
    </number:currency-style>
    <number:number-style style:name="N122">
      <number:number number:decimal-places="6" number:min-decimal-places="6" number:min-integer-digits="1"/>
    </number:number-style>
    <number:number-style style:name="N121">
      <number:number number:decimal-places="4" number:min-decimal-places="4" number:min-integer-digits="1"/>
    </number:number-style>
    <number:currency-style style:name="N10124P0" style:volatile="true" number:language="en" number:country="US">
      <number:currency-symbol number:language="it" number:country="IT">€</number:currency-symbol>
      <number:text> </number:text>
      <number:number number:decimal-places="3" number:min-decimal-places="3" number:min-integer-digits="1" number:grouping="true"/>
    </number:currency-style>
    <number:currency-style style:name="N10124" number:language="en" number:country="US">
      <style:text-properties fo:color="#ff0000"/>
      <number:text>-</number:text>
      <number:currency-symbol number:language="it" number:country="IT">€</number:currency-symbol>
      <number:text> </number:text>
      <number:number number:decimal-places="3" number:min-decimal-places="3" number:min-integer-digits="1" number:grouping="true"/>
      <style:map style:condition="value()&gt;=0" style:apply-style-name="N10124P0"/>
    </number:currency-style>
    <number:currency-style style:name="N10122P0" style:volatile="true" number:language="en" number:country="US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4T15:32:33.699243152</meta:creation-date>
    <dc:date>2023-01-20T16:25:48.291115376</dc:date>
    <meta:editing-duration>PT2H52M24S</meta:editing-duration>
    <meta:editing-cycles>22</meta:editing-cycles>
    <meta:generator>LibreOffice/7.3.7.2$Linux_X86_64 LibreOffice_project/30$Build-2</meta:generator>
    <meta:document-statistic meta:table-count="7" meta:cell-count="306" meta:object-count="0"/>
  </office:meta>
</office:document-meta>
</file>